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Tahoma, Segoe, 'Segoe UI', Verdana, sans-serif"/>
    <style:font-face style:name="Consolas" svg:font-family="Consolas, 'Bitstream Vera Sans Mono', 'Courier New', Courier,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8pt" style:font-size-asian="8pt" style:font-size-complex="8pt"/>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margin-left="0mm" fo:margin-right="0mm" fo:margin-top="0mm" fo:margin-bottom="4.99mm" fo:text-align="start" style:justify-single-word="false" fo:orphans="2" fo:widows="2" fo:text-indent="0mm" style:auto-text-indent="false"/>
      <style:text-properties fo:font-variant="normal" fo:text-transform="none" fo:color="#000000" style:font-name="Arial" fo:font-size="11pt" fo:letter-spacing="normal" fo:font-style="normal" fo:font-weight="normal" style:font-size-asian="11pt" style:font-size-complex="11pt"/>
    </style:style>
    <style:style style:name="P4" style:family="paragraph" style:parent-style-name="Standard">
      <style:paragraph-properties fo:margin-left="0mm" fo:margin-right="0mm" fo:margin-top="0mm" fo:margin-bottom="0mm" fo:text-align="start" style:justify-single-word="false" fo:orphans="2" fo:widows="2" fo:text-indent="0mm" style:auto-text-indent="false"/>
      <style:text-properties fo:font-variant="normal" fo:text-transform="none" fo:color="#000000" style:font-name="Calibri" fo:font-size="9.75pt" fo:letter-spacing="normal" fo:font-style="normal" fo:font-weight="bold"/>
    </style:style>
    <style:style style:name="P5" style:family="paragraph" style:parent-style-name="Text_20_body">
      <style:paragraph-properties fo:margin-left="0mm" fo:margin-right="0mm" fo:margin-top="0mm" fo:margin-bottom="0mm" fo:text-align="start" style:justify-single-word="false" fo:orphans="2" fo:widows="2" fo:text-indent="0mm" style:auto-text-indent="false"/>
    </style:style>
    <style:style style:name="P6" style:family="paragraph" style:parent-style-name="Text_20_body">
      <style:paragraph-properties fo:margin-left="0mm" fo:margin-right="0mm" fo:text-align="start" style:justify-single-word="false" fo:orphans="2" fo:widows="2" fo:text-indent="0mm" style:auto-text-indent="false"/>
    </style:style>
    <style:style style:name="P7" style:family="paragraph" style:parent-style-name="Text_20_body">
      <style:paragraph-properties fo:margin-left="0mm" fo:margin-right="0mm" fo:text-align="start" style:justify-single-word="false" fo:orphans="2" fo:widows="2" fo:text-indent="0mm" style:auto-text-indent="false"/>
      <style:text-properties fo:font-variant="normal" fo:text-transform="none" fo:color="#000000" style:font-name="Arial" fo:font-size="11pt" fo:letter-spacing="normal" fo:font-style="normal" fo:font-weight="normal" style:font-size-asian="11pt" style:font-size-complex="11pt"/>
    </style:style>
    <style:style style:name="P8" style:family="paragraph" style:parent-style-name="Text_20_body">
      <style:paragraph-properties fo:margin-left="0mm" fo:margin-right="0mm" fo:text-align="start" style:justify-single-word="false" fo:orphans="2" fo:widows="2" fo:text-indent="0mm" style:auto-text-indent="false"/>
      <style:text-properties style:font-name="Arial" fo:font-size="11pt" style:font-size-asian="11pt" style:font-size-complex="11pt"/>
    </style:style>
    <style:style style:name="P9" style:family="paragraph" style:parent-style-name="Heading_20_3">
      <style:paragraph-properties fo:break-before="page"/>
    </style:style>
    <style:style style:name="P10" style:family="paragraph" style:parent-style-name="Preformatted_20_Text">
      <style:text-properties fo:font-variant="normal" fo:text-transform="none" fo:color="#000000" style:font-name="Consolas" fo:font-size="9.75pt" fo:letter-spacing="normal" fo:font-style="normal" fo:font-weight="normal"/>
    </style:style>
    <style:style style:name="P11" style:family="paragraph" style:parent-style-name="Preformatted_20_Text">
      <style:text-properties fo:font-variant="normal" fo:text-transform="none" fo:color="#000000" style:font-name="Courier New" fo:font-size="8pt" fo:letter-spacing="normal" style:font-size-asian="8pt" style:font-size-complex="8pt"/>
    </style:style>
    <style:style style:name="P12" style:family="paragraph" style:parent-style-name="Preformatted_20_Text">
      <style:text-properties style:font-name="Arial" fo:font-size="11pt" style:font-size-asian="11pt" style:font-size-complex="11pt"/>
    </style:style>
    <style:style style:name="P13" style:family="paragraph" style:parent-style-name="Preformatted_20_Text">
      <style:paragraph-properties fo:margin-left="0mm" fo:margin-right="0mm" fo:text-align="start" style:justify-single-word="false" fo:orphans="2" fo:widows="2" fo:text-indent="0mm" style:auto-text-indent="false" fo:background-color="#e0ead4" fo:padding-left="2.12mm" fo:padding-right="2.12mm" fo:padding-top="1.06mm" fo:padding-bottom="1.06mm" fo:border="0.02mm solid #c7d9b2">
        <style:background-image/>
      </style:paragraph-properties>
      <style:text-properties fo:font-variant="normal" fo:text-transform="none" fo:color="#000000" style:font-name="Consolas" fo:font-size="9.75pt" fo:letter-spacing="normal" fo:font-style="normal" fo:font-weight="normal"/>
    </style:style>
    <style:style style:name="P14" style:family="paragraph" style:parent-style-name="Preformatted_20_Text">
      <style:paragraph-properties fo:margin-left="0mm" fo:margin-right="0mm" fo:margin-top="0mm" fo:margin-bottom="0mm" fo:text-align="start" style:justify-single-word="false" fo:orphans="2" fo:widows="2" fo:text-indent="0mm" style:auto-text-indent="false" fo:background-color="#e0ead4" fo:padding="0mm" fo:border="none">
        <style:background-image/>
      </style:paragraph-properties>
    </style:style>
    <style:style style:name="P15" style:family="paragraph" style:parent-style-name="Preformatted_20_Text">
      <style:paragraph-properties fo:margin-top="0mm" fo:margin-bottom="4.99mm" fo:text-align="start" style:justify-single-word="false" fo:orphans="2" fo:widows="2" fo:background-color="#e0ead4" fo:padding-left="2.12mm" fo:padding-right="2.12mm" fo:padding-top="1.06mm" fo:padding-bottom="1.06mm" fo:border="0.02mm solid #c7d9b2">
        <style:background-image/>
      </style:paragraph-properties>
      <style:text-properties fo:font-variant="normal" fo:text-transform="none" fo:color="#000000" style:font-name="Consolas" fo:font-size="9.75pt" fo:letter-spacing="normal" fo:font-style="normal" fo:font-weight="normal"/>
    </style:style>
    <style:style style:name="P16" style:family="paragraph" style:parent-style-name="Preformatted_20_Text">
      <style:paragraph-properties fo:margin-top="0mm" fo:margin-bottom="4.99mm" fo:text-align="start" style:justify-single-word="false" fo:orphans="2" fo:widows="2" fo:background-color="#e0ead4" fo:padding-left="2.12mm" fo:padding-right="2.12mm" fo:padding-top="1.06mm" fo:padding-bottom="1.06mm" fo:border="0.02mm solid #c7d9b2">
        <style:background-image/>
      </style:paragraph-properties>
      <style:text-properties fo:font-variant="normal" fo:text-transform="none" fo:color="#000000" fo:letter-spacing="normal"/>
    </style:style>
    <style:style style:name="P17" style:family="paragraph" style:parent-style-name="Preformatted_20_Text">
      <style:paragraph-properties fo:margin-top="0mm" fo:margin-bottom="4.99mm" fo:orphans="2" fo:widows="2" fo:background-color="#e0ead4" fo:padding-left="2.12mm" fo:padding-right="2.12mm" fo:padding-top="1.06mm" fo:padding-bottom="1.06mm" fo:border="0.02mm solid #c7d9b2">
        <style:background-image/>
      </style:paragraph-properties>
      <style:text-properties fo:font-variant="normal" fo:text-transform="none" fo:color="#000000" fo:letter-spacing="normal"/>
    </style:style>
    <style:style style:name="P18" style:family="paragraph" style:parent-style-name="Preformatted_20_Text">
      <style:paragraph-properties fo:orphans="2" fo:widows="2" fo:background-color="#e0ead4" fo:padding-left="2.12mm" fo:padding-right="2.12mm" fo:padding-top="1.06mm" fo:padding-bottom="1.06mm" fo:border="0.02mm solid #c7d9b2">
        <style:background-image/>
      </style:paragraph-properties>
    </style:style>
    <style:style style:name="P19" style:family="paragraph" style:parent-style-name="Preformatted_20_Text">
      <style:paragraph-properties fo:orphans="2" fo:widows="2" fo:background-color="#e0ead4" fo:padding-left="2.12mm" fo:padding-right="2.12mm" fo:padding-top="1.06mm" fo:padding-bottom="1.06mm" fo:border="0.02mm solid #c7d9b2">
        <style:background-image/>
      </style:paragraph-properties>
      <style:text-properties fo:font-variant="normal" fo:text-transform="none" fo:color="#000000" style:font-name="Consolas" fo:font-size="10.5pt" fo:letter-spacing="normal" fo:font-style="normal" fo:font-weight="normal"/>
    </style:style>
    <style:style style:name="P20" style:family="paragraph" style:parent-style-name="Preformatted_20_Text">
      <style:paragraph-properties fo:text-align="start" style:justify-single-word="false" fo:orphans="2" fo:widows="2" fo:background-color="#e0ead4" fo:padding-left="2.12mm" fo:padding-right="2.12mm" fo:padding-top="1.06mm" fo:padding-bottom="1.06mm" fo:border="0.02mm solid #c7d9b2">
        <style:background-image/>
      </style:paragraph-properties>
      <style:text-properties fo:font-variant="normal" fo:text-transform="none" fo:color="#000000" style:font-name="Consolas" fo:font-size="9.75pt" fo:letter-spacing="normal" fo:font-style="normal" fo:font-weight="normal"/>
    </style:style>
    <style:style style:name="P21" style:family="paragraph" style:parent-style-name="Preformatted_20_Text">
      <style:paragraph-properties fo:orphans="2" fo:widows="2" fo:background-color="#e0ead4" fo:padding-left="2.12mm" fo:padding-right="2.12mm" fo:padding-top="1.06mm" fo:padding-bottom="1.06mm" fo:border="0.02mm solid #c7d9b2">
        <style:background-image/>
      </style:paragraph-properties>
      <style:text-properties fo:font-variant="normal" fo:text-transform="none" fo:color="#000000" fo:letter-spacing="normal"/>
    </style:style>
    <style:style style:name="P22" style:family="paragraph" style:parent-style-name="Preformatted_20_Text">
      <style:paragraph-properties fo:text-align="start" style:justify-single-word="false" fo:orphans="2" fo:widows="2" fo:background-color="#e0ead4" fo:padding-left="2.12mm" fo:padding-right="2.12mm" fo:padding-top="1.06mm" fo:padding-bottom="1.06mm" fo:border="0.02mm solid #c7d9b2">
        <style:background-image/>
      </style:paragraph-properties>
      <style:text-properties fo:font-variant="normal" fo:text-transform="none" fo:color="#000000" fo:letter-spacing="normal"/>
    </style:style>
    <style:style style:name="P23" style:family="paragraph" style:parent-style-name="Preformatted_20_Text">
      <style:paragraph-properties fo:text-align="start" style:justify-single-word="false" fo:orphans="2" fo:widows="2" fo:background-color="#e0ead4" fo:padding-left="2.12mm" fo:padding-right="2.12mm" fo:padding-top="1.06mm" fo:padding-bottom="1.06mm" fo:border="0.02mm solid #c7d9b2">
        <style:background-image/>
      </style:paragraph-properties>
    </style:style>
    <style:style style:name="P24" style:family="paragraph" style:parent-style-name="Preformatted_20_Text">
      <style:paragraph-properties fo:break-before="page"/>
      <style:text-properties fo:font-weight="bold" style:font-weight-asian="bold" style:font-weight-complex="bold"/>
    </style:style>
    <style:style style:name="T1" style:family="text">
      <style:text-properties fo:font-weight="normal"/>
    </style:style>
    <style:style style:name="T2" style:family="text">
      <style:text-properties style:font-name="Consolas" fo:font-size="10.5pt" fo:font-style="normal" fo:font-weight="normal"/>
    </style:style>
    <style:style style:name="T3" style:family="text">
      <style:text-properties style:font-name="Consolas" fo:font-size="9.75pt" fo:font-style="normal" fo:font-weight="normal"/>
    </style:style>
    <style:style style:name="T4" style:family="text">
      <style:text-properties fo:font-variant="normal" fo:text-transform="none" fo:color="#000000" style:font-name="Calibri" fo:font-size="9.75pt" fo:letter-spacing="normal" fo:font-style="normal"/>
    </style:style>
    <style:style style:name="T5" style:family="text">
      <style:text-properties fo:font-variant="normal" fo:text-transform="none" fo:color="#000000" style:font-name="Calibri" fo:font-size="9.75pt" fo:letter-spacing="normal" fo:font-style="normal" fo:font-weight="bold"/>
    </style:style>
    <style:style style:name="T6" style:family="text">
      <style:text-properties fo:font-variant="normal" fo:text-transform="none" fo:color="#000000" style:font-name="Calibri" fo:font-size="9.75pt" fo:letter-spacing="normal" fo:font-style="normal" fo:font-weight="normal"/>
    </style:style>
    <style:style style:name="T7" style:family="text">
      <style:text-properties fo:font-variant="normal" fo:text-transform="none" fo:color="#000000" style:font-name="Consolas" fo:font-size="9.75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font-size="9.75pt" fo:letter-spacing="normal" fo:font-style="normal" fo:font-weight="normal"/>
    </style:style>
    <style:style style:name="T11" style:family="text">
      <style:text-properties fo:font-variant="normal" fo:text-transform="none" fo:color="#1d5689" style:font-name="inherit" fo:font-size="9.75pt" fo:letter-spacing="normal" fo:font-style="normal" style:text-underline-style="solid" style:text-underline-width="auto" style:text-underline-color="font-color" fo:font-weight="normal"/>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2 BOOT PROCESS</text:h>
      <text:p text:style-name="Standard"/>
      <text:p text:style-name="P12"/>
      <text:p text:style-name="P19">After power-up or hardware reset, the P2 loads 16KB of P2 Boot Code from an internal serial ROM into the top 16KB of HUB RAM ($FC000-$FFFFF) ?? or maybe slightly less ??</text:p>
      <text:p text:style-name="P19">COG #0 then executes this “booter program code”. This code has been published, and contains the following code sections:</text:p>
      <text:p text:style-name="P21">• <text:s text:c="6"/><text:span text:style-name="T2">Boot code (ROM_Booter.spin2): </text:span></text:p>
      <text:p text:style-name="P19">This code sets RC FAST ??? clock mode and then tests for external pullup and/or pulldown resistors on Pins P59, P60 &amp; P61 (see table). This code uses the resistor settings to determine which section of code will execute next.</text:p>
      <text:p text:style-name="P21">• <text:s text:c="6"/><text:span text:style-name="T2">Serial code with autobaud:</text:span></text:p>
      <text:p text:style-name="P19">This section waits for the two character sequence “&gt; “ on the serial input pin P63, and utilised this sequence to determine the current baud, and sets the SmartPins for Asynchronous Serial mode (P63 input &amp; P62 output). Timeouts to try FLASH or SD ???</text:p>
      <text:p text:style-name="P21">• <text:s text:c="6"/><text:span text:style-name="T2">FLASH Boot Code:</text:span></text:p>
      <text:p text:style-name="P19">This code uses P61=#CS, P60=CLK, P59=DI(out), P58=DO(in).</text:p>
      <text:p text:style-name="P19">Note: these pins are shared with the SD Card if present. </text:p>
      <text:p text:style-name="P19">?? Description of checksum/load/run sequence ?? </text:p>
      <text:p text:style-name="P21">• <text:s text:c="6"/><text:span text:style-name="T2">SD Card Boot Code:</text:span></text:p>
      <text:p text:style-name="P19">This code uses P61=CLK, P60=#CS, P59=DI(out), P58=DO(in).</text:p>
      <text:p text:style-name="P19">Note: these pins are shared with the FLASH if present.</text:p>
      <text:p text:style-name="P19">The conditions for SD booting are described in more detail below.</text:p>
      <text:p text:style-name="P21">• <text:s text:c="6"/><text:span text:style-name="T2">Monitor/Debug Code:</text:span></text:p>
      <text:p text:style-name="P19">This code provides a Monitor and a number of support routines for debugging COG/LUT/HUB memory.</text:p>
      <text:p text:style-name="P19">This code can be called in a number of ways…</text:p>
      <text:p text:style-name="P19">o <text:s text:c="6"/>From the Boot code with the sequence ?? “ &gt;Ctl-D”</text:p>
      <text:p text:style-name="P19">o <text:s text:c="6"/>From TAQOZ with “Ctl-D” ?? Does this still work ??</text:p>
      <text:p text:style-name="P19">o <text:s text:c="6"/>From the user’s program. These routines execute in HUBEXEC mode using COG register space $1E0-$1EF for parameters and variables. The Monitor and its’ routines can be called as subroutines from the user’s program.</text:p>
      <text:p text:style-name="P19">The Monitor/Debug operation is described in more detail below.</text:p>
      <text:p text:style-name="P21">• <text:s text:c="6"/><text:span text:style-name="T2">TAQOZ:</text:span></text:p>
      <text:p text:style-name="P19">This code provides a standalone Forth test environment for the P2. </text:p>
      <text:p text:style-name="P19">This code can be called in a number of ways…</text:p>
      <text:p text:style-name="P19">o <text:s text:c="6"/>From the Boot code with the sequence </text:p>
      <text:p text:style-name="P19">o <text:s text:c="6"/>From the Monitor/Debugger prompt by the 2 character sequence “Ctl-D&lt;cr&gt;”. </text:p>
      <text:p text:style-name="P19">TAQOZ is described in more detail below.</text:p>
      <text:p text:style-name="P18"/>
      <text:p text:style-name="P18"/>
      <text:p text:style-name="P19">SD Boot Code</text:p>
      <text:p text:style-name="P19">Provided a pull-up is sensed on P61=#CS (provided by the SD Card itself) and the other conditions are met, then the Booter code will pass control to the SD Boot Code. The SD code performs the following steps…</text:p>
      <text:p text:style-name="P21">• <text:s text:c="6"/><text:span text:style-name="T2">Initialise the SD Card (in SPI mode). This is often referred to as “Mounting” the card.</text:span></text:p>
      <text:p text:style-name="P21">• <text:s text:c="6"/><text:span text:style-name="T2">If successful, read the MBR Sector $0000_0000 (512 bytes) into HUB RAM starting at HUB $00000.</text:span></text:p>
      <text:p text:style-name="P21">• <text:s text:c="6"/><text:span text:style-name="T2">Check if the 4 signature bytes at MBR offset $17C (now in HUB) contain “Prop” ($706F7250). If valid, then the MBR sector now residing at HUB $00000-$001FF (128 longs) is copied into COG RAM $000 and then a JMP $020 is executed. This has the effect of COG #0 executing the code loaded from the MBR starting at byte offset $080. Note the whole 512 byte (128 longs) sector is loaded into COG, </text:span><text:soft-page-break/><text:span text:style-name="T2">so while the code starts at $080 (COG $020), this code can use code below this address if that code is valid and executable. Note that certain parts of the MBR are required by FAT32, etc. Any P2 code written into the MBR must maintain any required fields that the SD card format requires.</text:span></text:p>
      <text:p text:style-name="P21">• <text:s text:c="6"/><text:span text:style-name="T2">If the MBR does not contain “Prop” at $17C, then this location is checked for the signature “ProP” ($506F7250). If this is found, then $174 (4 bytes) is used as the raw SD Sector to start loading from, and $178 (4 bytes) is used as the length (in bytes). The program then reads code from the card beginning at the start sector for the length into HUB RAM beginning at HUB $00000. Upon completion of the load, 496 longs from HUB $00000 are copied into COG $0 and a JMP #$000 is executed to run the loaded code in COG.</text:span></text:p>
      <text:p text:style-name="P21">• <text:s text:c="6"/><text:span text:style-name="T2">If the MBR does not contain either signature, then the MBR is validated as follows:</text:span></text:p>
      <text:p text:style-name="P19">o <text:s text:c="6"/>$1BE[16] is the Ptn0 Table</text:p>
      <text:p text:style-name="P19">o <text:s text:c="6"/>$1BE+0[1] AND $7F must equal $00</text:p>
      <text:p text:style-name="P19">o <text:s text:c="6"/>$1BE+4[1] must be $0C or $0B</text:p>
      <text:p text:style-name="P19">o <text:s text:c="6"/>$1BE+8[4] is used as the Vol_Begin sector</text:p>
      <text:p text:style-name="P19">o <text:s text:c="6"/>$1BE+C[4] is used at the Ptn Size</text:p>
      <text:p text:style-name="P19">o <text:s text:c="6"/>$1FE[2] must be $55AA</text:p>
      <text:p text:style-name="P19">If these checks are met, then continue, else go back to Serial boot code.</text:p>
      <text:p text:style-name="P21">• <text:s text:c="6"/><text:span text:style-name="T2">The VOL sector is now read into HUB $00000, and it is checked for the signature “Prop” or “ProP” at offset $17C. If either is found, then the operation will continue the same as described above for the signature found in the MBR sector. </text:span></text:p>
      <text:p text:style-name="P21">• <text:s text:c="6"/><text:span text:style-name="T2">If the VOL does not contain either signature, then the VOL is validated as follows:</text:span></text:p>
      <text:p text:style-name="P19">o <text:s text:c="6"/>$00B[2] must be 512</text:p>
      <text:p text:style-name="P19">o <text:s text:c="6"/>$00D[1] is used at the clustershift</text:p>
      <text:p text:style-name="P19">o <text:s text:c="6"/>$00E[1] used to calculate FAT begin</text:p>
      <text:p text:style-name="P19">o <text:s text:c="6"/>$010[1] must be 2 (number of FAT tables)</text:p>
      <text:p text:style-name="P19">o <text:s text:c="6"/>$020[4] used to calculate PTN size (not checked)</text:p>
      <text:p text:style-name="P19">o <text:s text:c="6"/>$024[4] used to calculate DIR begin</text:p>
      <text:p text:style-name="P19">o <text:s text:c="6"/>$030[2] used to calculate FSI begin</text:p>
      <text:p text:style-name="P19">o <text:s text:c="6"/>$1FE[2] must be $55AA </text:p>
      <text:p text:style-name="P19">If these checks are met, then continue, else go back to Serial boot code.</text:p>
      <text:p text:style-name="P21">• <text:s text:c="6"/><text:span text:style-name="T2">The FSI sector is read and validated as follows:</text:span></text:p>
      <text:p text:style-name="P19">o <text:s text:c="6"/>$000[4] must be $RRaA</text:p>
      <text:p text:style-name="P19">o <text:s text:c="6"/>$1E4[4] must be $rrAa</text:p>
      <text:p text:style-name="P19">o <text:s text:c="6"/>$1FE[2] must be $55AA</text:p>
      <text:p text:style-name="P19">If these checks are met, then continue, else go back to Serial boot code.</text:p>
      <text:p text:style-name="P21">• <text:s text:c="6"/><text:span text:style-name="T2">The FAT DIRectory is now searched for the file “BOOT_P2.BIX”. If it is found, it is read into HUB $00000 for a maximum length of (512-16)*1024 which is 512-16KB such that it will not overwrite the top 16KB of HUB RAM. Then the first 496 longs will be copied into COG $000 and a JMP #$000 will execute.</text:span></text:p>
      <text:p text:style-name="P19">WARNING: This file must be contiguous on the SD Card! This is not checked!!</text:p>
      <text:p text:style-name="P21">• <text:s text:c="6"/><text:span text:style-name="T2">If the above file is not found, then the FAT DIRectory is searched for the file “BOOT_P2.BIY”. If it is found, then it will be read and executed in the same process as the previous step.</text:span></text:p>
      <text:p text:style-name="P17">• <text:s text:c="6"/><text:span text:style-name="T2">If neither file is found, the code returns to the Serial boot code.</text:span></text:p>
      <text:p text:style-name="P2"/>
      <text:p text:style-name="P2"/>
      <text:p text:style-name="P2"/>
      <text:p text:style-name="P2"><text:span text:style-name="T12">Reference:</text:span> http://forums.parallax.com/discussion/170637/p2-sd-boot-code-rev-2-silicon</text:p>
      <text:p text:style-name="P2">Cluso99</text:p>
      <text:h text:style-name="P9" text:outline-level="3">Why the option to boot from the MBR or VOL sectors?</text:h>
      <text:p text:style-name="Standard"/>
      <text:p text:style-name="P2">If the card is not formatted with FAT32 (eg exFAT) then the boot code is unable to search the DIRectory to find a file. This is limited because of ROM space and the exFAT license from Microsoft). To overcome this limitation, the MBR is used to store either</text:p>
      <text:p text:style-name="P2">* P2 boot code (max 512 bytes = 128 longs)</text:p>
      <text:p text:style-name="P2">* Raw SD sector start and Length in bytes (trimmed max 496KB).</text:p>
      <text:p text:style-name="P2"/>
      <text:p text:style-name="P2">The first option loads this sector (512 bytes = 128 longs) into COG at $000 and jumps to COG $020 (ie offset byte $080 in the sector data). Formatting on SD requires the use of some of this space on MBR/VOL. The middle section seems to be available on most (all?) unformatted/formatted SD cards these days. This is the best option for future proofing the P2 ROM SD boot code. Anything on this sector that is free can be used - you are only limited to the code start being at byte $080, and the signature "Prop" at bytes $17C-$17F. The code stored here could be a tiny booter that uses the SD ROM routines in HUB to load more code at fixed locations, or to support exFAT and locate a file. It's use is entirely up to you.</text:p>
      <text:p text:style-name="P2"/>
      <text:p text:style-name="P2">This second option uses the signature "Prop" at bytes $17C-$17F, plus a sector start pointer at bytes $174-$177 and a length at bytes $178-$17B. The max length is trimmed to 496KB in order to not overwrite the top 16KB in HUB that currently stores the ROM Boot Code, and which is actually doing this loading. The sector(s) used must be contiguous as no checks are done. This sector+length may be a pointer to a file residing on the SD, or it could be in the reserved sectors, or even in its' own partition. It's all up to you. Again, this provides the most flexibility into the future.</text:p>
      <text:p text:style-name="P2"/>
      <text:p text:style-name="P2">FAT32 Files</text:p>
      <text:p text:style-name="P2">If the SD card is formatted with FAT32, then the boot code looks for the files "BOOT_P2.BIX" and if not found, then "BOOT_P2.BIY". Note the uppercase. If either of these are found, then they will be read into HUB starting at $00000, for the length of the file which is trimmed to a maximum of 496KB to prevent overwriting the HUB ROM code currently executing. Note the file sectors must be contiguous as no checks are done.</text:p>
      <text:p text:style-name="P2"/>
      <text:p text:style-name="P2">SD Cards</text:p>
      <text:p text:style-name="P2">SD, SDHC and SDXC cards are supported in the boot code. BUT you should use the later SDHC or SDXC cards that use sector addressing as sectors which permits cards up to 1TB. The older SD and SDHC cards used sector addressing in bytes which limited their maximum to 2GB or 4GB? (seem to think they were limited to 31 bits). They haven't been produced in many years.</text:p>
      <text:p text:style-name="P2">Note: I will be releasing an SD Driver shortly for use in a separate COG and it will not support these older SD cards. I should have removed it from the ROM to save some valuable space. Ain't hindsight wonderful :)</text:p>
      <text:p text:style-name="P2"/>
      <text:p text:style-name="P2">Using the SD ROM Routines</text:p>
      <text:p text:style-name="P2">Firstly, not there is no Write routine as it was removed due to limited ROM space.</text:p>
      <text:p text:style-name="P2">These routines may be called to Initialise (mount) the card, read the CSD/CID, read a sector(s), search the DIRectory for a filename, and optionally read that file into your designated HUB location. These routines require the use of COG $1C0-$1DF for variables.</text:p>
      <text:p text:style-name="P2"/>
      <text:p text:style-name="P2"><text:span text:style-name="T12">WARNING: </text:span>There are code differences between Rev 1 silicon and Rev 2 silicon !!!</text:p>
      <text:p text:style-name="P2"/>
      <text:h text:style-name="P9" text:outline-level="3">SD Boot Code - Callable Routines (Rev2 silicon)</text:h>
      <text:p text:style-name="Standard"/>
      <text:p text:style-name="P11"><text:s text:c="18"/></text:p>
      <text:p text:style-name="P22"><text:s text:c="2"/>DAT</text:p>
      <text:p text:style-name="P22"><text:s text:c="17"/><text:span text:style-name="T3">''################################################################################################</text:span></text:p>
      <text:p text:style-name="P22"><text:s text:c="19"/><text:span text:style-name="T3">''## <text:s text:c="3"/>SD Card - HUBEXEC code... <text:s text:c="62"/>##</text:span></text:p>
      <text:p text:style-name="P22"><text:s text:c="19"/><text:span text:style-name="T3">''################################################################################################</text:span></text:p>
      <text:p text:style-name="P20">fc560 <text:s text:c="29"/>orgh</text:p>
      <text:p text:style-name="P22"><text:s text:c="19"/></text:p>
      <text:p text:style-name="P22"><text:s text:c="19"/><text:span text:style-name="T3">'+-------[ SD: Initialise/Locate/Load/Run a file from SD ]---------------------+ &lt;--- SD: init/locate/load/run a file ---&gt;</text:span></text:p>
      <text:p text:style-name="P22"><text:s text:c="19"/><text:span text:style-name="T3">'+ On Entry: <text:s text:c="66"/>+</text:span></text:p>
      <text:p text:style-name="P22"><text:s text:c="19"/><text:span text:style-name="T3">'+ <text:s text:c="5"/>fname[3]: <text:s text:c="6"/>filename[11] 8+3 without "." <text:s/>(will be $0 terminated) <text:s/>+</text:span></text:p>
      <text:p text:style-name="P22"><text:s text:c="19"/><text:span text:style-name="T3">'+ Call Format: <text:s text:c="63"/>+</text:span></text:p>
      <text:p text:style-name="P14"><text:span text:style-name="T8"><text:s text:c="19"/></text:span><text:span text:style-name="T7">'+ <text:s text:c="13"/>CALL <text:s text:c="3"/>#</text:span><text:a xlink:type="simple" xlink:href="http://forums.parallax.com/profile/_Run_SDfile" text:style-name="Internet_20_link" text:visited-style-name="Visited_20_Internet_20_Link"><text:span text:style-name="T11">@_Run_SDfile</text:span></text:a><text:span text:style-name="T7"> <text:s text:c="18"/>' <text:s text:c="21"/>+ &lt; call: init/locate/load/run a file &gt;</text:span></text:p>
      <text:p text:style-name="P22"><text:s text:c="19"/><text:span text:style-name="T3">'+ On Return: <text:s text:c="65"/>+</text:span></text:p>
      <text:p text:style-name="P22"><text:s text:c="19"/><text:span text:style-name="T3">'+ <text:s text:c="5"/>"NZ" if error, else does not return <text:s text:c="35"/>+</text:span></text:p>
      <text:p text:style-name="P22"><text:s text:c="19"/><text:span text:style-name="T3">'+-----------------------------------------------------------------------------+</text:span></text:p>
      <text:p text:style-name="P22"><text:s text:c="19"/></text:p>
      <text:p text:style-name="P22"><text:s text:c="19"/><text:span text:style-name="T3">'+-----------------------------------------------------------------------------+</text:span></text:p>
      <text:p text:style-name="P20">fc560 <text:s text:c="4"/>f6079a00 _Start_SDcard <text:s text:c="2"/>mov <text:s text:c="4"/>skiprun, <text:s text:c="9"/>#0 <text:s text:c="11"/>' load/run MBR/VOL code <text:s text:c="24"/>\ --tweek2--</text:p>
      <text:p text:style-name="P14"><text:span text:style-name="T7">fc564 <text:s text:c="4"/>fdb00050 <text:s text:c="16"/>call <text:s text:c="3"/>#</text:span><text:a xlink:type="simple" xlink:href="http://forums.parallax.com/profile/_SDcard_Init0" text:style-name="Internet_20_link" text:visited-style-name="Visited_20_Internet_20_Link"><text:span text:style-name="T11">@_SDcard_Init0</text:span></text:a><text:span text:style-name="T7"> <text:s text:c="16"/>' Init/CSD/CID/MBR/VOL/FSI/FAT (skiprun=0) <text:s text:c="5"/>| --tweek2--</text:span></text:p>
      <text:p text:style-name="P14"><text:span text:style-name="T7">fc568 <text:s text:c="4"/>adb00290 <text:s text:c="8"/>if_e <text:s text:c="3"/>call <text:s text:c="3"/>#</text:span><text:a xlink:type="simple" xlink:href="http://forums.parallax.com/profile/_readDIR" text:style-name="Internet_20_link" text:visited-style-name="Visited_20_Internet_20_Link"><text:span text:style-name="T11">@_readDIR</text:span></text:a><text:span text:style-name="T7"> <text:s text:c="21"/>' read directory for filenames</text:span></text:p>
      <text:p text:style-name="P22"><text:s text:c="19"/><text:span text:style-name="T3">'' <text:s text:c="13"/>mov <text:s text:c="4"/>skiprun, <text:s text:c="9"/>#0 <text:s text:c="11"/>' load/run &lt;file&gt; <text:s text:c="13"/>(already 0)</text:span></text:p>
      <text:p text:style-name="P14"><text:span text:style-name="T7">fc56c <text:s text:c="4"/>adb00378 <text:s text:c="8"/>if_e <text:s text:c="3"/>call <text:s text:c="3"/>#</text:span><text:a xlink:type="simple" xlink:href="http://forums.parallax.com/profile/_readFILE" text:style-name="Internet_20_link" text:visited-style-name="Visited_20_Internet_20_Link"><text:span text:style-name="T11">@_readFILE</text:span></text:a><text:span text:style-name="T7"> <text:s text:c="20"/>' read/load/run the file</text:span></text:p>
      <text:p text:style-name="P14"><text:span text:style-name="T7">fc570 <text:s text:c="4"/>fdb004ec <text:s text:c="16"/>call <text:s text:c="3"/>#</text:span><text:a xlink:type="simple" xlink:href="http://forums.parallax.com/profile/_releaseDO" text:style-name="Internet_20_link" text:visited-style-name="Visited_20_Internet_20_Link"><text:span text:style-name="T11">@_releaseDO</text:span></text:a><text:span text:style-name="T7"> <text:s text:c="19"/>' /CS=1, send CLKs, tristate CS/CK/DI/DO <text:s text:c="7"/>| --tweek2--</text:span></text:p>
      <text:p text:style-name="P20">fc574 <text:s text:c="4"/>fd800100 <text:s text:c="16"/>JMP <text:s text:c="4"/>#try_serial <text:s text:c="20"/>' failed: so go back and try serial</text:p>
      <text:p text:style-name="P22"><text:s text:c="19"/><text:span text:style-name="T3">'+-----------------------------------------------------------------------------+</text:span></text:p>
      <text:p text:style-name="P14"><text:span text:style-name="T7">fc578 <text:s text:c="4"/>fdb00020 _Run_SDfile <text:s text:c="4"/>call <text:s text:c="3"/>#</text:span><text:a xlink:type="simple" xlink:href="http://forums.parallax.com/profile/_SDcard_Init1" text:style-name="Internet_20_link" text:visited-style-name="Visited_20_Internet_20_Link"><text:span text:style-name="T11">@_SDcard_Init1</text:span></text:a><text:span text:style-name="T7"> <text:s text:c="16"/>' Init/CSD/CID/MBR/VOL/FSI/FAT (skiprun=1) <text:s text:c="5"/>| --tweek2--</text:span></text:p>
      <text:p text:style-name="P14"><text:span text:style-name="T7">fc57c <text:s text:c="4"/>adb002ac <text:s text:c="8"/>if_e <text:s text:c="3"/>call <text:s text:c="3"/>#</text:span><text:a xlink:type="simple" xlink:href="http://forums.parallax.com/profile/_searchDIR" text:style-name="Internet_20_link" text:visited-style-name="Visited_20_Internet_20_Link"><text:span text:style-name="T11">@_searchDIR</text:span></text:a><text:span text:style-name="T7"> <text:s text:c="19"/>' search dir for &lt;fname&gt;</text:span></text:p>
      <text:p text:style-name="P20">fc580 <text:s text:c="4"/>f6079a00 <text:s text:c="16"/>mov <text:s text:c="4"/>skiprun, <text:s text:c="9"/>#0 <text:s text:c="11"/>' load/run &lt;file&gt; <text:s text:c="13"/>(skiprun=0)</text:p>
      <text:p text:style-name="P20">fc584 <text:s text:c="13"/>_Loadit <text:s text:c="48"/>' <text:s text:c="46"/>\ {{ tweek }}</text:p>
      <text:p text:style-name="P14"><text:soft-page-break/><text:span text:style-name="T7">fc584 <text:s text:c="4"/>adb00360 <text:s text:c="8"/>if_e <text:s text:c="3"/>call <text:s text:c="3"/>#</text:span><text:a xlink:type="simple" xlink:href="http://forums.parallax.com/profile/_readFILE" text:style-name="Internet_20_link" text:visited-style-name="Visited_20_Internet_20_Link"><text:span text:style-name="T11">@_readFILE</text:span></text:a><text:span text:style-name="T7"> <text:s text:c="20"/>' read/load/[run] the file <text:s text:c="21"/>/ {{ tweek }}</text:span></text:p>
      <text:p text:style-name="P14"><text:span text:style-name="T7">fc588 <text:s text:c="4"/>fdb004d4 <text:s text:c="16"/>call <text:s text:c="3"/>#</text:span><text:a xlink:type="simple" xlink:href="http://forums.parallax.com/profile/_releaseDO" text:style-name="Internet_20_link" text:visited-style-name="Visited_20_Internet_20_Link"><text:span text:style-name="T11">@_releaseDO</text:span></text:a><text:span text:style-name="T7"> <text:s text:c="19"/>' /CS=1, send CLKs, tristate CS/CK/DI/DO <text:s text:c="7"/>| --tweek2--</text:span></text:p>
      <text:p text:style-name="P20">fc58c <text:s text:c="4"/>fd64002d <text:s text:c="16"/>RET <text:s text:c="36"/>' return "NZ" = failed, "Z" if loaded ok</text:p>
      <text:p text:style-name="P22"><text:s text:c="19"/><text:span text:style-name="T3">'+-----------------------------------------------------------------------------+</text:span></text:p>
      <text:p text:style-name="P14"><text:span text:style-name="T7">fc590 <text:s text:c="4"/>fdb00008 _Load_SDfile <text:s text:c="3"/>call <text:s text:c="3"/>#</text:span><text:a xlink:type="simple" xlink:href="http://forums.parallax.com/profile/_SDcard_Init1" text:style-name="Internet_20_link" text:visited-style-name="Visited_20_Internet_20_Link"><text:span text:style-name="T11">@_SDcard_Init1</text:span></text:a><text:span text:style-name="T7"> <text:s text:c="16"/>' Init/CSD/CID/MBR/VOL/FSI/FAT (skiprun=1) <text:s text:c="5"/>| --tweek2--</text:span></text:p>
      <text:p text:style-name="P14"><text:span text:style-name="T7">fc594 <text:s text:c="4"/>adb00294 <text:s text:c="8"/>if_e <text:s text:c="3"/>call <text:s text:c="3"/>#</text:span><text:a xlink:type="simple" xlink:href="http://forums.parallax.com/profile/_searchDIR" text:style-name="Internet_20_link" text:visited-style-name="Visited_20_Internet_20_Link"><text:span text:style-name="T11">@_searchDIR</text:span></text:a><text:span text:style-name="T7"> <text:s text:c="19"/>' search dir for &lt;fname&gt;</text:span></text:p>
      <text:p text:style-name="P22"><text:s text:c="19"/><text:span text:style-name="T3">'' <text:s text:c="13"/>mov <text:s text:c="4"/>skiprun, <text:s text:c="9"/>#1 <text:s text:c="11"/>' load, do not run &lt;file&gt; <text:s text:c="5"/>(already 1)</text:span></text:p>
      <text:p text:style-name="P14"><text:span text:style-name="T7">fc598 <text:s text:c="4"/>fd9fffe8 <text:s text:c="16"/>jmp <text:s text:c="4"/>#</text:span><text:a xlink:type="simple" xlink:href="http://forums.parallax.com/profile/_Loadit" text:style-name="Internet_20_link" text:visited-style-name="Visited_20_Internet_20_Link"><text:span text:style-name="T11">@_Loadit</text:span></text:a><text:span text:style-name="T7"> <text:s text:c="22"/>' if Z go read/load file <text:s text:c="23"/>] {{ tweek }}</text:span></text:p>
      <text:p text:style-name="P16"><text:s text:c="19"/><text:span text:style-name="T3">'+-----------------------------------------------------------------------------+</text:span></text:p>
      <text:h text:style-name="Heading_20_3" text:outline-level="3">SD Boot Code - SD Routines (HUBEXEC) Rev 1 silicon </text:h>
      <text:p text:style-name="Standard"/>
      <text:p text:style-name="P10">'' +--------------------------------------------------------------------------+</text:p>
      <text:p text:style-name="P20">'' <text:s text:c="2"/>P2 ROM SD ROUTINES (HUBEXEC) <text:s/>Rev 1 silicon</text:p>
      <text:p text:style-name="P20">'' +--------------------------------------------------------------------------+</text:p>
      <text:p text:style-name="P22"><text:s text:c="2"/><text:span text:style-name="T3">_Start_SDcard <text:s text:c="3"/>= $fc560 <text:s text:c="4"/>' initialise &amp; read CSD/CID</text:span></text:p>
      <text:p text:style-name="P22"><text:s text:c="2"/><text:span text:style-name="T3">_Run_SDfile <text:s text:c="5"/>= $fc578 <text:s text:c="4"/>' initialise &amp; read CSD/CID</text:span></text:p>
      <text:p text:style-name="P22"><text:s text:c="2"/><text:span text:style-name="T3">_Load_SDfile <text:s text:c="4"/>= $fc590 <text:s text:c="4"/>' initialise &amp; read CSD/CID</text:span></text:p>
      <text:p text:style-name="P22"><text:s text:c="2"/><text:span text:style-name="T3">_SDcard_Init <text:s text:c="4"/>= $fc5a4 <text:s text:c="4"/>' init hub data ptr=$0</text:span></text:p>
      <text:p text:style-name="P22"><text:s text:c="2"/><text:span text:style-name="T3">_readMBR1 <text:s text:c="7"/>= $fc6dc <text:s text:c="4"/>' do not load/run MBR/VOL code</text:span></text:p>
      <text:p text:style-name="P22"><text:s text:c="2"/><text:span text:style-name="T3">_readMBR <text:s text:c="8"/>= $fc6e0 <text:s text:c="4"/>' VBR/MBR = SECTOR 0</text:span></text:p>
      <text:p text:style-name="P22"><text:s text:c="2"/><text:span text:style-name="T3">_readDIR <text:s text:c="8"/>= $fc810 <text:s text:c="4"/>' copy _fname1 -&gt; fname</text:span></text:p>
      <text:p text:style-name="P22"><text:s text:c="2"/><text:span text:style-name="T3">_searchDIR <text:s text:c="6"/>= $fc840 <text:s text:c="4"/>' 12th char must be $00</text:span></text:p>
      <text:p text:style-name="P22"><text:s text:c="2"/><text:span text:style-name="T3">_readFILE <text:s text:c="7"/>= $fc900 <text:s text:c="4"/>' DAT SECTOR#</text:span></text:p>
      <text:p text:style-name="P22"><text:s text:c="2"/><text:span text:style-name="T3">_readnxtSECTOR <text:s text:c="2"/>= $fc944 <text:s text:c="4"/>' next sector#</text:span></text:p>
      <text:p text:style-name="P22"><text:s text:c="2"/><text:span text:style-name="T3">_readnxtSLOT <text:s text:c="4"/>= $fc948 <text:s text:c="4"/>' next data slot</text:span></text:p>
      <text:p text:style-name="P22"><text:s text:c="2"/><text:span text:style-name="T3">_readSECTOR <text:s text:c="5"/>= $fc950 <text:s text:c="4"/>' sector#</text:span></text:p>
      <text:p text:style-name="P22"><text:s text:c="2"/><text:span text:style-name="T3">_readREG <text:s text:c="8"/>= $fc974 <text:s text:c="4"/>' CMD9,10: CSD,CID register</text:span></text:p>
      <text:p text:style-name="P22"><text:s text:c="2"/><text:span text:style-name="T3">_readBLOCK <text:s text:c="6"/>= $fc97c <text:s text:c="4"/>' CMD17: PAR=sector, 512 bytes</text:span></text:p>
      <text:p text:style-name="P20">'' +--------------------------------------------------------------------------+</text:p>
      <text:p text:style-name="P20">'' HUB ADDRESSES</text:p>
      <text:p text:style-name="P20">'' +--------------------------------------------------------------------------+</text:p>
      <text:p text:style-name="P22"><text:s text:c="2"/><text:span text:style-name="T3">_HUBROM <text:s text:c="6"/>= $FC000 <text:s text:c="7"/>' ROM $FC000</text:span></text:p>
      <text:p text:style-name="P22"><text:s text:c="2"/><text:span text:style-name="T3">_HUBBUF <text:s text:c="6"/>= $FC000 <text:s text:c="7"/>' overwrite Booter</text:span></text:p>
      <text:p text:style-name="P22"><text:s text:c="2"/><text:span text:style-name="T3">_HUBBUFSIZE <text:s text:c="2"/>= 80 <text:s text:c="11"/>' RxString default size for _HUBBUF</text:span></text:p>
      <text:p text:style-name="P15">'' +--------------------------------------------------------------------------+</text:p>
      <text:p text:style-name="Standard"/>
      <text:h text:style-name="Heading_20_3" text:outline-level="3">SD Boot Code - SD Routines (HUBEXEC) Rev 2 silicon </text:h>
      <text:p text:style-name="Standard"/>
      <text:p text:style-name="P10"/>
      <text:p text:style-name="P20">'' +--------------------------------------------------------------------------+</text:p>
      <text:p text:style-name="P20">'' <text:s text:c="2"/>P2 ROM SD ROUTINES (HUBEXEC) <text:s/>Rev 2 silicon</text:p>
      <text:p text:style-name="P20">'' +--------------------------------------------------------------------------+</text:p>
      <text:p text:style-name="P22"><text:s text:c="2"/><text:span text:style-name="T3">_Start_SDcard <text:s text:c="3"/>= $fc560 <text:s text:c="4"/>' initialise &amp; read CSD/CID</text:span></text:p>
      <text:p text:style-name="P22"><text:s text:c="2"/><text:span text:style-name="T3">_Run_SDfile <text:s text:c="5"/>= $fc578 <text:s text:c="4"/>' initialise &amp; read CSD/CID</text:span></text:p>
      <text:p text:style-name="P22"><text:soft-page-break/><text:s text:c="2"/><text:span text:style-name="T3">_Load_SDfile <text:s text:c="4"/>= $fc590 <text:s text:c="4"/>' initialise &amp; read CSD/CID</text:span></text:p>
      <text:p text:style-name="P22"><text:s text:c="2"/><text:span text:style-name="T3">_SDcard_Init <text:s text:c="4"/>= $fc59c <text:s text:c="4"/>' init hub data ptr=$0</text:span></text:p>
      <text:p text:style-name="P22"><text:s text:c="2"/><text:span text:style-name="T3">_searchDIR <text:s text:c="6"/>= $fc82c <text:s text:c="4"/>' 12th char must be $00</text:span></text:p>
      <text:p text:style-name="P22"><text:s text:c="2"/><text:span text:style-name="T3">_readFILE <text:s text:c="7"/>= $fc8e8 <text:s text:c="4"/>' DAT SECTOR#</text:span></text:p>
      <text:p text:style-name="P22"><text:s text:c="2"/><text:span text:style-name="T3">_readnxtSECTOR <text:s text:c="2"/>= $fc930 <text:s text:c="4"/>' next sector#</text:span></text:p>
      <text:p text:style-name="P22"><text:s text:c="2"/><text:span text:style-name="T3">_readnxtSLOT <text:s text:c="4"/>= $fc934 <text:s text:c="4"/>' next data slot</text:span></text:p>
      <text:p text:style-name="P22"><text:s text:c="2"/><text:span text:style-name="T3">_readSECTOR <text:s text:c="5"/>= $fc93c <text:s text:c="4"/>' sector#</text:span></text:p>
      <text:p text:style-name="P22"><text:s text:c="2"/><text:span text:style-name="T3">_readREG <text:s text:c="8"/>= $fc960 <text:s text:c="4"/>' CMD9,10: CSD,CID register</text:span></text:p>
      <text:p text:style-name="P22"><text:s text:c="2"/><text:span text:style-name="T3">_readBLOCK <text:s text:c="6"/>= $fc968 <text:s text:c="4"/>' CMD17: PAR=sector, 512 bytes</text:span></text:p>
      <text:p text:style-name="P22"><text:s text:c="2"/><text:span text:style-name="T3">_releaseDO <text:s text:c="6"/>= $fca60 <text:s text:c="4"/>' sends $FF (8 clocks) to SD card with /CS=1, tristates P58-61</text:span></text:p>
      <text:p text:style-name="P20">'' +--------------------------------------------------------------------------+</text:p>
      <text:p text:style-name="P20">'' HUB ADDRESSES</text:p>
      <text:p text:style-name="P20">'' +--------------------------------------------------------------------------+</text:p>
      <text:p text:style-name="P22"><text:s text:c="2"/><text:span text:style-name="T3">_HUBROM <text:s text:c="6"/>= $FC000 <text:s text:c="7"/>' ROM $FC000</text:span></text:p>
      <text:p text:style-name="P22"><text:s text:c="2"/><text:span text:style-name="T3">_HUBBUF <text:s text:c="6"/>= $FC000 <text:s text:c="7"/>' overwrite Booter</text:span></text:p>
      <text:p text:style-name="P22"><text:s text:c="2"/><text:span text:style-name="T3">_HUBBUFSIZE <text:s text:c="2"/>= 80 <text:s text:c="11"/>' RxString default size for _HUBBUF</text:span></text:p>
      <text:p text:style-name="P15">'' +--------------------------------------------------------------------------+</text:p>
      <text:h text:style-name="Heading_20_3" text:outline-level="3">SD Boot Code - COG Variables</text:h>
      <text:p text:style-name="Text_20_body"/>
      <text:p text:style-name="P13">''============[ COG VARIABLES - SD BOOT]========================================</text:p>
      <text:p text:style-name="P22"><text:s text:c="16"/><text:span text:style-name="T3">org <text:s text:c="4"/>$1C0 <text:s text:c="13"/>' place the variables in cog $1C0-$1DF</text:span></text:p>
      <text:p text:style-name="P23"/>
      <text:p text:style-name="P20">cmdout <text:s text:c="9"/>res <text:s text:c="4"/>1 <text:s text:c="22"/>' The 8b CMDxx | $40</text:p>
      <text:p text:style-name="P20">cmdpar <text:s text:c="9"/>res <text:s text:c="4"/>1 <text:s text:c="22"/>' The 32b parameters</text:p>
      <text:p text:style-name="P20">cmdcrc <text:s text:c="9"/>res <text:s text:c="4"/>1 <text:s text:c="22"/>' The 8b CRC (must be valid for CMD0 &amp; CMD8)</text:p>
      <text:p text:style-name="P20">cmdpar2 <text:s text:c="8"/>res <text:s text:c="4"/>1 <text:s text:c="22"/>' SDV1=$0, SDV2=$40000000</text:p>
      <text:p text:style-name="P20">cmdtype <text:s text:c="8"/>res <text:s text:c="4"/>1 <text:s text:c="22"/>' reply is R1=1, R3=3, R7=7, else 0</text:p>
      <text:p text:style-name="P20">reply <text:s text:c="10"/>res <text:s text:c="4"/>1 <text:s text:c="22"/>' R1 reply (moved to replyR1 when R3/R7 32b reply here)</text:p>
      <text:p text:style-name="P20">replyR1 <text:s text:c="8"/>res <text:s text:c="4"/>1 <text:s text:c="22"/>' R1 reply (8b saved when R3/R7 32b reply follows)</text:p>
      <text:p text:style-name="P20">dataout <text:s text:c="8"/>res <text:s text:c="4"/>1 <text:s text:c="22"/>' 8/32 bit data being shifted out</text:p>
      <text:p text:style-name="P20">bytescnt <text:s text:c="7"/>res <text:s text:c="4"/>1 <text:s text:c="22"/>' #bytes to send/recv</text:p>
      <text:p text:style-name="P20">bitscnt <text:s text:c="8"/>res <text:s text:c="4"/>1 <text:s text:c="22"/>' #bits to be shifted in/out</text:p>
      <text:p text:style-name="P20">ctr1 <text:s text:c="11"/>res <text:s text:c="4"/>1</text:p>
      <text:p text:style-name="P20">timeout <text:s text:c="8"/>res <text:s text:c="4"/>1 <text:s text:c="22"/>' = starttime + delay</text:p>
      <text:p text:style-name="P20">_AA55 <text:s text:c="10"/>res <text:s text:c="4"/>1 <text:s text:c="22"/>' used to store $AA55 to validate MBR/VOL/FSI</text:p>
      <text:p text:style-name="P20">skiprun <text:s text:c="8"/>res <text:s text:c="4"/>1 <text:s text:c="22"/>' 1= skip load/run mbr/vol &amp; load/no-run fname</text:p>
      <text:p text:style-name="P22"><text:s text:c="48"/><text:span text:style-name="T3">'\ 1=SDV1, 2=SDV2(byte address), 3=SDHC/SDV2(block address)</text:span></text:p>
      <text:p text:style-name="P20">blocksh <text:s text:c="8"/>res <text:s text:c="4"/>1 <text:s text:c="22"/>'/ block shift 0/9 bits</text:p>
      <text:p text:style-name="P20">clustersh <text:s text:c="6"/>res <text:s text:c="4"/>1 <text:s text:c="22"/>' sectors/cluster SHL 'n' bits</text:p>
      <text:p text:style-name="P23"/>
      <text:p text:style-name="P20">vol_begin <text:s text:c="6"/>res <text:s text:c="4"/>1 '$0000_2000 <text:s text:c="10"/>' Ptn0: first sector of PTN</text:p>
      <text:p text:style-name="P20">fsi_begin <text:s text:c="6"/>res <text:s text:c="4"/>1 '$0000_2001 <text:s text:c="10"/>' Ptn0: <text:s text:c="6"/>sector of file system info</text:p>
      <text:p text:style-name="P20">fat_begin <text:s text:c="6"/>res <text:s text:c="4"/>1 '$0000_3122 <text:s text:c="10"/>' Ptn0: first sector of FAT table</text:p>
      <text:p text:style-name="P20">dir_begin <text:s text:c="6"/>res <text:s text:c="4"/>1 '$0000_4000 <text:s text:c="10"/>' Ptn0: first sector of DATA is DIR table</text:p>
      <text:p text:style-name="P20">dat_begin <text:s text:c="6"/>res <text:s text:c="4"/>1 '$0000_4580 <text:s text:c="10"/>' Ptn0: first sector of file's DATA</text:p>
      <text:p text:style-name="P20">ptn_size <text:s text:c="7"/>res <text:s text:c="4"/>1 '$0008_0000 <text:s text:c="10"/>' <text:s text:c="6"/>file-size 32KB = 64&lt;&lt;9 sectors</text:p>
      <text:p text:style-name="P23"/>
      <text:p text:style-name="P20">_bufad <text:s text:c="9"/>res <text:s text:c="4"/>1</text:p>
      <text:p text:style-name="P20">_blocknr <text:s text:c="7"/>res <text:s text:c="4"/>1</text:p>
      <text:p text:style-name="P20"><text:soft-page-break/>_sectors <text:s text:c="7"/>res <text:s text:c="4"/>1</text:p>
      <text:p text:style-name="P20">_entries <text:s text:c="7"/>res <text:s text:c="4"/>1</text:p>
      <text:p text:style-name="P20">bufad <text:s text:c="10"/>res <text:s text:c="4"/>1 <text:s text:c="22"/>' ptr sector buffer</text:p>
      <text:p text:style-name="P20">blocknr <text:s text:c="8"/>res <text:s text:c="4"/>1 <text:s text:c="22"/>' sector#</text:p>
      <text:p text:style-name="P20">fname <text:s text:c="10"/>res <text:s text:c="4"/>3 <text:s text:c="22"/>' 8+3+1</text:p>
      <text:p text:style-name="P20">_hubdata <text:s text:c="7"/>res <text:s text:c="4"/>1</text:p>
      <text:p text:style-name="P16"><text:s text:c="16"/><text:span text:style-name="T3">fit <text:s text:c="4"/>$1E0</text:span></text:p>
      <text:p text:style-name="P5"><text:span text:style-name="T6"/></text:p>
      <text:h text:style-name="Heading_20_2" text:outline-level="2">-OR-</text:h>
      <text:p text:style-name="P4"><text:span text:style-name="T1"/></text:p>
      <text:p text:style-name="P20">''============[ COG VARIABLES $1CO-$1DF - SD BOOT]=============================</text:p>
      <text:p text:style-name="P22"><text:s text:c="2"/><text:span text:style-name="T3">cmdout <text:s text:c="7"/>= $1c0 <text:s text:c="9"/>' The 8b CMDxx | $40</text:span></text:p>
      <text:p text:style-name="P22"><text:s text:c="2"/><text:span text:style-name="T3">cmdpar <text:s text:c="7"/>= $1c1 <text:s text:c="9"/>' The 32b parameters</text:span></text:p>
      <text:p text:style-name="P22"><text:s text:c="2"/><text:span text:style-name="T3">cmdcrc <text:s text:c="7"/>= $1c2 <text:s text:c="9"/>' The 8b CRC (must be valid for CMD0 &amp; CMD8)</text:span></text:p>
      <text:p text:style-name="P22"><text:s text:c="2"/><text:span text:style-name="T3">cmdpar2 <text:s text:c="6"/>= $1c3 <text:s text:c="9"/>' SDV1=$0, SDV2=$40000000</text:span></text:p>
      <text:p text:style-name="P22"><text:s text:c="2"/><text:span text:style-name="T3">cmdtype <text:s text:c="6"/>= $1c4 <text:s text:c="9"/>' reply is R1=1, R3=3, R7=7, else 0</text:span></text:p>
      <text:p text:style-name="P22"><text:s text:c="2"/><text:span text:style-name="T3">reply <text:s text:c="8"/>= $1c5 <text:s text:c="9"/>' R1 reply (moved to replyR1 when R3/R7 32b reply here)</text:span></text:p>
      <text:p text:style-name="P22"><text:s text:c="2"/><text:span text:style-name="T3">replyR1 <text:s text:c="6"/>= $1c6 <text:s text:c="9"/>' R1 reply (8b saved when R3/R7 32b reply follows)</text:span></text:p>
      <text:p text:style-name="P22"><text:s text:c="2"/><text:span text:style-name="T3">dataout <text:s text:c="6"/>= $1c7 <text:s text:c="9"/>' 8/32 bit data being shifted out</text:span></text:p>
      <text:p text:style-name="P22"><text:s text:c="2"/><text:span text:style-name="T3">bytescnt <text:s text:c="5"/>= $1c8 <text:s text:c="9"/>' #bytes to send/recv</text:span></text:p>
      <text:p text:style-name="P22"><text:s text:c="2"/><text:span text:style-name="T3">bitscnt <text:s text:c="6"/>= $1c9 <text:s text:c="9"/>' #bits to be shifted in/out</text:span></text:p>
      <text:p text:style-name="P22"><text:s text:c="2"/><text:span text:style-name="T3">ctr1 <text:s text:c="9"/>= $1ca <text:s text:c="7"/></text:span></text:p>
      <text:p text:style-name="P22"><text:s text:c="2"/><text:span text:style-name="T3">timeout <text:s text:c="6"/>= $1cb <text:s text:c="9"/>' = starttime + delay</text:span></text:p>
      <text:p text:style-name="P22"><text:s text:c="2"/><text:span text:style-name="T3">spare <text:s text:c="8"/>= $1cc <text:s text:c="7"/></text:span></text:p>
      <text:p text:style-name="P22"><text:s text:c="2"/><text:span text:style-name="T3">skiprun <text:s text:c="6"/>= $1cd <text:s text:c="9"/>' 1= skip load/run mbr/vol &amp; load/no-run fname</text:span></text:p>
      <text:p text:style-name="P22"><text:s text:c="32"/><text:span text:style-name="T3">'\ 1=SDV1, 2=SDV2(byte address), 3=SDHC/SDV2(block address)</text:span></text:p>
      <text:p text:style-name="P22"><text:s text:c="2"/><text:span text:style-name="T3">blocksh <text:s text:c="6"/>= $1ce <text:s text:c="9"/>'/ block shift 0/9 bits</text:span></text:p>
      <text:p text:style-name="P22"><text:s text:c="2"/><text:span text:style-name="T3">clustersh <text:s text:c="4"/>= $1cf <text:s text:c="9"/>' sectors/cluster SHL 'n' bits</text:span></text:p>
      <text:p text:style-name="P22"><text:s text:c="29"/></text:p>
      <text:p text:style-name="P22"><text:s text:c="2"/><text:span text:style-name="T3">vol_begin <text:s text:c="4"/>= $1d0 <text:s text:c="9"/>' Ptn0: first sector of PTN</text:span></text:p>
      <text:p text:style-name="P22"><text:s text:c="2"/><text:span text:style-name="T3">fsi_begin <text:s text:c="4"/>= $1d1 <text:s text:c="9"/>' Ptn0: <text:s text:c="6"/>sector of file system info</text:span></text:p>
      <text:p text:style-name="P22"><text:s text:c="2"/><text:span text:style-name="T3">fat_begin <text:s text:c="4"/>= $1d2 <text:s text:c="9"/>' Ptn0: first sector of FAT table</text:span></text:p>
      <text:p text:style-name="P22"><text:s text:c="2"/><text:span text:style-name="T3">dir_begin <text:s text:c="4"/>= $1d3 <text:s text:c="9"/>' Ptn0: first sector of DATA is DIR table</text:span></text:p>
      <text:p text:style-name="P22"><text:s text:c="2"/><text:span text:style-name="T3">dat_begin <text:s text:c="4"/>= $1d4 <text:s text:c="9"/>' Ptn0: first sector of file's DATA</text:span></text:p>
      <text:p text:style-name="P22"><text:s text:c="2"/><text:span text:style-name="T3">ptn_size <text:s text:c="5"/>= $1d5 <text:s text:c="9"/>' <text:s text:c="6"/>file-size 32KB = 64&lt;&lt;9 sectors</text:span></text:p>
      <text:p text:style-name="P22"><text:s text:c="28"/></text:p>
      <text:p text:style-name="P22"><text:s text:c="2"/><text:span text:style-name="T3">_bufad <text:s text:c="7"/>= $1d6 <text:s text:c="7"/></text:span></text:p>
      <text:p text:style-name="P22"><text:s text:c="2"/><text:span text:style-name="T3">_blocknr <text:s text:c="5"/>= $1d7 <text:s text:c="7"/></text:span></text:p>
      <text:p text:style-name="P22"><text:s text:c="2"/><text:span text:style-name="T3">_sectors <text:s text:c="5"/>= $1d8 <text:s text:c="7"/></text:span></text:p>
      <text:p text:style-name="P22"><text:s text:c="2"/><text:span text:style-name="T3">_entries <text:s text:c="5"/>= $1d9 <text:s text:c="7"/></text:span></text:p>
      <text:p text:style-name="P22"><text:s text:c="2"/><text:span text:style-name="T3">bufad <text:s text:c="8"/>= $1da <text:s text:c="9"/>' ptr sector buffer</text:span></text:p>
      <text:p text:style-name="P22"><text:s text:c="2"/><text:span text:style-name="T3">blocknr <text:s text:c="6"/>= $1db <text:s text:c="9"/>' sector#</text:span></text:p>
      <text:p text:style-name="P22"><text:s text:c="2"/><text:span text:style-name="T3">fname <text:s text:c="8"/>= $1dc'[3] <text:s text:c="5"/>' 8+3+1</text:span></text:p>
      <text:p text:style-name="P22"><text:s text:c="2"/><text:span text:style-name="T3">_hubdata <text:s text:c="5"/>= $1df <text:s text:c="7"/></text:span></text:p>
      <text:p text:style-name="P15">'' +--------------------------------------------------------------------------+</text:p>
      <text:p text:style-name="P23"><text:span text:style-name="T3"/></text:p>
      <text:p text:style-name="P24"/>
      <text:h text:style-name="Heading_20_3" text:outline-level="3">TAQOZ in RAM</text:h>
      <text:p text:style-name="Preformatted_20_Text"/>
      <text:p text:style-name="P3">To supplement Cluso's documentation in regards to raw sector boot code, this is what how the full RAM version of TAQOZ is saved by default, in sector 1 onwards. In this case only $F000 bytes are needed. On a factory formatted SD card there are hidden sectors before the start of the partition, and in the case of the 8GB card there is about 4MB hidden, so plenty of room for storing your code etc.</text:p>
      <text:p text:style-name="P13">TAQOZ# $170 $10 SD DUMPW --- </text:p>
      <text:p text:style-name="P15">00170: 0000 0000 0001 0000 <text:s/>F000 0000 7250 506F <text:s text:c="4"/>'............ProP' ok</text:p>
      <text:p text:style-name="P8"><text:line-break/><text:span text:style-name="T9">TAQOZ in RAM includes a proper SD formatter and reporting tool that can format cards &gt;32GB to FAT32. Here is the report for an 8GB SanDisk.</text:span> </text:p>
      <text:p text:style-name="P7"/>
      <text:p text:style-name="P23"/>
      <text:p text:style-name="P13">TAQOZ# .DISK --- <text:s/>CARD: SANDISK <text:s text:c="2"/>SD SL08G REV$80 #1561170528 DATE:2016/2</text:p>
      <text:p text:style-name="P13"/>
      <text:p text:style-name="P23"/>
      <text:p text:style-name="P22"><text:s text:c="19"/><text:span text:style-name="T3">*** OCR *** </text:span></text:p>
      <text:p text:style-name="P22"><text:s text:c="4"/><text:span text:style-name="T3">VALUE........................... $C0FF_8000</text:span></text:p>
      <text:p text:style-name="P22"><text:s text:c="4"/><text:span text:style-name="T3">RANGE........................... 2.7V to 3.6V</text:span></text:p>
      <text:p text:style-name="P23"/>
      <text:p text:style-name="P22"><text:s text:c="19"/><text:span text:style-name="T3">*** CSD *** </text:span></text:p>
      <text:p text:style-name="P22"><text:s text:c="4"/><text:span text:style-name="T3">CARD TYPE....................... SDHC</text:span></text:p>
      <text:p text:style-name="P22"><text:s text:c="4"/><text:span text:style-name="T3">LATENCY......................... 1ms+1400 clocks </text:span></text:p>
      <text:p text:style-name="P22"><text:s text:c="4"/><text:span text:style-name="T3">SPEED........................... 50Mbps </text:span></text:p>
      <text:p text:style-name="P22"><text:s text:c="4"/><text:span text:style-name="T3">CLASSES......................... 010110110101</text:span></text:p>
      <text:p text:style-name="P22"><text:s text:c="4"/><text:span text:style-name="T3">BLKLEN.......................... 512</text:span></text:p>
      <text:p text:style-name="P22"><text:s text:c="4"/><text:span text:style-name="T3">SIZE............................ 7,761MB</text:span></text:p>
      <text:p text:style-name="P22"><text:s text:c="4"/><text:span text:style-name="T3">Iread Vmin...................... 100ma</text:span></text:p>
      <text:p text:style-name="P22"><text:s text:c="4"/><text:span text:style-name="T3">Iread Vmax...................... 25ma</text:span></text:p>
      <text:p text:style-name="P22"><text:s text:c="4"/><text:span text:style-name="T3">Iwrite Vmin..................... 1ma</text:span></text:p>
      <text:p text:style-name="P22"><text:s text:c="4"/><text:span text:style-name="T3">Iwrite Vmax..................... 45ma</text:span></text:p>
      <text:p text:style-name="P23"/>
      <text:p text:style-name="P22"><text:s text:c="17"/><text:span text:style-name="T3">*** SPEEDS *** </text:span></text:p>
      <text:p text:style-name="P22"><text:s text:c="4"/><text:span text:style-name="T3">SECTOR.......................... 478us,624us,555us,552us,552us,554us,588us,559us,</text:span></text:p>
      <text:p text:style-name="P14"><text:span text:style-name="T8"><text:s text:c="4"/></text:span><text:span text:style-name="T7">BLOCKS.......................... 2,015kB/s </text:span><text:a xlink:type="simple" xlink:href="http://forums.parallax.com/profile/192MHz" text:style-name="Internet_20_link" text:visited-style-name="Visited_20_Internet_20_Link"><text:span text:style-name="T11">@192MHz</text:span></text:a></text:p>
      <text:p text:style-name="P23"/>
      <text:p text:style-name="P22"><text:s text:c="19"/><text:span text:style-name="T3">*** MBR *** </text:span></text:p>
      <text:p text:style-name="P22"><text:s text:c="4"/><text:span text:style-name="T3">PARTITION....................... 0 00 INACTIVE</text:span></text:p>
      <text:p text:style-name="P22"><text:s text:c="4"/><text:span text:style-name="T3">FILE SYSTEM..................... FAT32 LBA</text:span></text:p>
      <text:p text:style-name="P22"><text:s text:c="4"/><text:span text:style-name="T3">CHS START....................... 1023,254,63</text:span></text:p>
      <text:p text:style-name="P22"><text:s text:c="4"/><text:span text:style-name="T3">CHS END......................... 0,0,0</text:span></text:p>
      <text:p text:style-name="P22"><text:s text:c="4"/><text:span text:style-name="T3">FIRST SECTOR.................... $0000_2000</text:span></text:p>
      <text:p text:style-name="P22"><text:s text:c="4"/><text:span text:style-name="T3">TOTAL SECTORS................... 15,515,648 = 7,944MB</text:span></text:p>
      <text:p text:style-name="P23"/>
      <text:p text:style-name="P20">00170: 0000_0000 0000_0001 0000_F000 506F_7250 <text:s text:c="4"/>'............ProP'</text:p>
      <text:p text:style-name="P23"/>
      <text:p text:style-name="P22"><text:s text:c="18"/><text:span text:style-name="T3">*** FAT32 *** </text:span></text:p>
      <text:p text:style-name="P22"><text:s text:c="4"/><text:span text:style-name="T3">OEM............................. TAQOZ P2</text:span></text:p>
      <text:p text:style-name="P22"><text:s text:c="4"/><text:span text:style-name="T3">Byte/Sect....................... 512</text:span></text:p>
      <text:p text:style-name="P22"><text:s text:c="4"/><text:span text:style-name="T3">Sect/Clust...................... 64 = 32kB</text:span></text:p>
      <text:p text:style-name="P22"><text:s text:c="4"/><text:span text:style-name="T3">FATs............................ 2</text:span></text:p>
      <text:p text:style-name="P22"><text:s text:c="4"/><text:span text:style-name="T3">Media........................... F8</text:span></text:p>
      <text:p text:style-name="P22"><text:soft-page-break/><text:s text:c="4"/><text:span text:style-name="T3">Sect/Track...................... $003F</text:span></text:p>
      <text:p text:style-name="P22"><text:s text:c="4"/><text:span text:style-name="T3">Heads........................... $00FF</text:span></text:p>
      <text:p text:style-name="P22"><text:s text:c="4"/><text:span text:style-name="T3">Hidden Sectors.................. 8,192 = 4MB</text:span></text:p>
      <text:p text:style-name="P22"><text:s text:c="4"/><text:span text:style-name="T3">Sect/Part....................... 15,515,648 = 7,944MB</text:span></text:p>
      <text:p text:style-name="P22"><text:s text:c="4"/><text:span text:style-name="T3">Sect/FAT........................ 1,894 = 969kB</text:span></text:p>
      <text:p text:style-name="P22"><text:s text:c="4"/><text:span text:style-name="T3">Flags........................... 0</text:span></text:p>
      <text:p text:style-name="P22"><text:s text:c="4"/><text:span text:style-name="T3">Ver............................. 00 00 </text:span></text:p>
      <text:p text:style-name="P22"><text:s text:c="4"/><text:span text:style-name="T3">ROOT Cluster.................... $0000_0002 SECTOR: $0000_2EEC</text:span></text:p>
      <text:p text:style-name="P22"><text:s text:c="4"/><text:span text:style-name="T3">INFO Sector..................... $0001 = $0000_2001</text:span></text:p>
      <text:p text:style-name="P22"><text:s text:c="4"/><text:span text:style-name="T3">Backup Sector................... $0006 = $0000_2006</text:span></text:p>
      <text:p text:style-name="P22"><text:s text:c="4"/><text:span text:style-name="T3">res............................. 00 00 00 00 00 00 00 00 00 00 00 00 </text:span></text:p>
      <text:p text:style-name="P22"><text:s text:c="4"/><text:span text:style-name="T3">Drive#.......................... 128</text:span></text:p>
      <text:p text:style-name="P22"><text:s text:c="4"/><text:span text:style-name="T3">Ext sig......................... $29 OK!</text:span></text:p>
      <text:p text:style-name="P22"><text:s text:c="4"/><text:span text:style-name="T3">Part Serial#.................... $50AD_0021 #1353515041</text:span></text:p>
      <text:p text:style-name="P16"><text:s text:c="4"/><text:span text:style-name="T3">Volume Name..................... P2 CARD <text:s text:c="3"/>FAT32 <text:s text:c="3"/>ok</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Tahoma, Segoe, 'Segoe UI', Verdana, sans-serif"/>
    <style:font-face style:name="Consolas" svg:font-family="Consolas, 'Bitstream Vera Sans Mono', 'Courier New', Courier,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56S</meta:editing-duration>
    <meta:editing-cycles>4</meta:editing-cycles>
    <meta:generator>OpenOffice/4.1.2$Win32 OpenOffice.org_project/412m3$Build-9782</meta:generator>
    <dc:date>2019-12-16T09:18:33.99</dc:date>
    <dc:creator>Michael </dc:creator>
    <meta:document-statistic meta:table-count="0" meta:image-count="0" meta:object-count="0" meta:page-count="9" meta:paragraph-count="289" meta:word-count="3037" meta:character-count="22955"/>
    <meta:user-defined meta:name="Info 1"/>
    <meta:user-defined meta:name="Info 2"/>
    <meta:user-defined meta:name="Info 3"/>
    <meta:user-defined meta:name="Info 4"/>
  </office:meta>
</office:document-meta>
</file>